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D74000006584FD7FF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4807in" svg:height="3.5272in" draw:z-index="0"><draw:image xlink:href="Pictures/1000000100000D74000006584FD7FF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1:07:53.594346466</meta:creation-date>
    <dc:date>2026-01-15T11:08:37.566375022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